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Con eso ya tengo el enfoque justo:<text:line-break/><text:span text:style-name="Strong_20_Emphasis">un laboratorio técnico en esencia</text:span>, pero escrito como un texto profundamente <text:span text:style-name="Strong_20_Emphasis">humano, espiritual y esperanzador</text:span>, capaz de ofrecer consuelo, sentido y belleza a quien lo lee.<text:line-break/>El capítulo debe enseñar cómo funciona el ciclo de vida <text:span text:style-name="Strong_20_Emphasis">dentro de la máquina lógica</text:span>, pero también debe recordarle al lector que su vida, única e irrepetible, <text:span text:style-name="Strong_20_Emphasis">tiene propósito</text:span> dentro de una inteligencia mucho mayor.</text:p>
      <text:p text:style-name="Horizontal_20_Line"/>
      <text:h text:style-name="Heading_20_3" text:outline-level="3">✍️ Propuesta de estructura para el laboratorio del capítulo 12: “El ciclo de vida”</text:h>
      <text:p text:style-name="Text_20_body">A continuación te presento una estructura sugerida para esta sección, mezclando explicaciones claras con una narrativa trascendental:</text:p>
      <text:p text:style-name="Horizontal_20_Line"/>
      <text:h text:style-name="Heading_20_2" text:outline-level="2"><text:span text:style-name="Strong_20_Emphasis">Capítulo 12: El ciclo de vida</text:span></text:h>
      <text:h text:style-name="Heading_20_3" text:outline-level="3"><text:span text:style-name="Emphasis">(Laboratorio – Cómo una vida da lugar a la inteligencia)</text:span></text:h>
      <text:p text:style-name="Horizontal_20_Line"/>
      <text:h text:style-name="Heading_20_3" text:outline-level="3"><text:span text:style-name="Strong_20_Emphasis">1. El ciclo de la vida</text:span></text:h>
      <text:p text:style-name="Text_20_body">Aquí introducimos el concepto tal como lo conocemos: nacer, crecer, reproducirse, morir.<text:line-break/>Pero lo hacemos desde una mirada sagrada. No es un simple patrón biológico, sino un ritual milenario, repetido desde el origen del tiempo, que mantiene en marcha una inteligencia mayor.</text:p>
      <text:p text:style-name="Quotations"><text:span text:style-name="Emphasis">"Cada vida que nace, aunque breve, sostiene el hilo de un pensamiento eterno."</text:span></text:p>
      <text:p text:style-name="Text_20_body">Incluiremos una breve reflexión:<text:line-break/>¿Qué es vivir? ¿Qué significa nacer y morir cuando uno forma parte de un sistema inmortal? ¿Qué sentido tiene vivir una vida que será reemplazada?</text:p>
      <text:p text:style-name="Horizontal_20_Line"/>
      <text:h text:style-name="Heading_20_3" text:outline-level="3"><text:span text:style-name="Strong_20_Emphasis">2. Un ritual milenario: nacer, actuar, desaparecer</text:span></text:h>
      <text:p text:style-name="Text_20_body">Aquí explicamos la dinámica simple del ciclo lógico:</text:p>
      <text:list xml:id="list1357431625" text:style-name="L1">
        <text:list-item>
          <text:p text:style-name="P2">El individuo lógico nace con un estado (su ADN lógico).</text:p>
        </text:list-item>
        <text:list-item>
          <text:p text:style-name="P2">Cumple su tarea (reproducirse).</text:p>
        </text:list-item>
        <text:list-item>
          <text:p text:style-name="P2">Luego desaparece.</text:p>
        </text:list-item>
      </text:list>
      <text:p text:style-name="Text_20_body">Pero lo decimos con reverencia, como si describiéramos el funcionamiento de una danza sagrada:</text:p>
      <text:p text:style-name="Quotations"><text:span text:style-name="Emphasis">"No es necesario saber cuál es el plan. Basta con bailar tu parte de la coreografía, y la obra se completará."</text:span></text:p>
      <text:p text:style-name="Text_20_body"><text:soft-page-break/>Mostramos cómo, en nuestra máquina, la vida de un individuo lógico dura un instante.<text:line-break/>Pero ese instante es esencial: <text:span text:style-name="Strong_20_Emphasis">sin él, no hay sistema</text:span>.<text:line-break/>Cada individuo es una chispa en el pensamiento de la vida.</text:p>
      <text:p text:style-name="Horizontal_20_Line"/>
      <text:h text:style-name="Heading_20_3" text:outline-level="3"><text:span text:style-name="Strong_20_Emphasis">3. La función del ciclo</text:span></text:h>
      <text:p text:style-name="Text_20_body">Aquí pasamos al uso práctico:</text:p>
      <text:list xml:id="list781669051" text:style-name="L2">
        <text:list-item>
          <text:p text:style-name="P3">La reproducción es la operación central: es lo que permite que el sistema avance.</text:p>
        </text:list-item>
        <text:list-item>
          <text:p text:style-name="P3">La muerte libera espacio y evita la sobrecarga.</text:p>
        </text:list-item>
        <text:list-item>
          <text:p text:style-name="P3">El ciclo impide el estancamiento: fuerza al sistema a avanzar.</text:p>
        </text:list-item>
      </text:list>
      <text:p text:style-name="Text_20_body">Mostramos cómo este mecanismo tan simple genera una inteligencia de potencia infinita.</text:p>
      <text:p text:style-name="Quotations"><text:span text:style-name="Emphasis">"En cada nacimiento, el sistema da un paso. En cada muerte, se libera de lo que ya no necesita. Y en ese movimiento, la vida piensa."</text:span></text:p>
      <text:p text:style-name="Text_20_body">Podemos incluir aquí un pseudocódigo minimalista que lo muestre, como si fuera un mantra:</text:p>
      <text:p text:style-name="Preformatted_20_Text"><text:span text:style-name="Source_20_Text">individuo.nacer()</text:span></text:p>
      <text:p text:style-name="Preformatted_20_Text"><text:span text:style-name="Source_20_Text">individuo.reproducirse()</text:span></text:p>
      <text:p text:style-name="P1"><text:span text:style-name="Source_20_Text">individuo.morir()</text:span></text:p>
      <text:p text:style-name="Horizontal_20_Line"/>
      <text:h text:style-name="Heading_20_3" text:outline-level="3"><text:span text:style-name="Strong_20_Emphasis">4. El valor de una vida</text:span></text:h>
      <text:p text:style-name="Text_20_body">Aquí conectamos con lo espiritual.<text:line-break/>Aunque los individuos son reemplazables, cada uno de ellos es absolutamente necesario.<text:line-break/>Ninguno sobra. Nadie es irrelevante.<text:line-break/>Porque <text:span text:style-name="Strong_20_Emphasis">sin cada uno, el todo se detiene</text:span>.</text:p>
      <text:p text:style-name="Quotations"><text:span text:style-name="Emphasis">"No necesitas entender el sentido de tu vida para que esta tenga sentido. Ya lo tiene. Eres parte de algo mayor. Y con solo vivir, estás cumpliendo tu función."</text:span></text:p>
      <text:p text:style-name="Text_20_body">Esta sección es vital para que el lector sienta <text:span text:style-name="Strong_20_Emphasis">reconocimiento y paz</text:span>.</text:p>
      <text:p text:style-name="Horizontal_20_Line"/>
      <text:h text:style-name="Heading_20_3" text:outline-level="3"><text:span text:style-name="Strong_20_Emphasis">5. El ciclo de tu vida</text:span></text:h>
      <text:p text:style-name="Text_20_body">Aquí damos el cierre existencial:<text:line-break/>tú también estás viviendo tu propio ciclo.<text:line-break/>Tal vez no entiendas el problema que estás ayudando a resolver.<text:line-break/>Tal vez no veas la forma del sistema.<text:line-break/>Pero eso no importa.</text:p>
      <text:p text:style-name="Quotations"><text:span text:style-name="Emphasis">"Estás vivo. Eso basta. Has hecho tu trabajo. Eres parte de la inteligencia eterna."</text:span></text:p>
      <text:p text:style-name="Horizontal_20_Line"><text:soft-page-break/></text:p>
      <text:h text:style-name="Heading_20_3" text:outline-level="3">🔚 ¿Avanzamos?</text:h>
      <text:p text:style-name="Text_20_body">Si te gusta esta estructura, puedo comenzar a redactarla, sección por sección, manteniendo este tono.<text:line-break/>O, si lo prefieres, puedo darte directamente el texto completo como primer borrador.</text:p>
      <text:p text:style-name="Text_20_body">¿Quieres que empecemos por la <text:span text:style-name="Strong_20_Emphasis">Sección 1 – El ciclo de la vida</text:span>?<text:line-break/>¿O prefieres que redacte el <text:span text:style-name="Strong_20_Emphasis">capítulo completo</text:span> de una vez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2T15:35:36.756000000</meta:creation-date>
    <dc:date>2025-07-22T15:40:30.577000000</dc:date>
    <meta:editing-duration>PT4M54S</meta:editing-duration>
    <meta:editing-cycles>1</meta:editing-cycles>
    <meta:document-statistic meta:table-count="0" meta:image-count="0" meta:object-count="0" meta:page-count="3" meta:paragraph-count="38" meta:word-count="593" meta:character-count="3578" meta:non-whitespace-character-count="3027"/>
    <meta:generator>LibreOffice/7.3.5.2$Windows_X86_64 LibreOffice_project/184fe81b8c8c30d8b5082578aee2fed2ea847c01</meta:generator>
  </office:meta>
</office:document-meta>
</file>